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1in" fo:margin-right="0in" fo:text-indent="0in" style:auto-text-indent="false"/>
      <style:text-properties fo:font-style="italic" style:font-style-asian="italic" style:font-style-complex="italic"/>
    </style:style>
    <style:style style:name="P4" style:family="paragraph" style:parent-style-name="Standard" style:master-page-name="">
      <style:paragraph-properties fo:margin-left="0.1in" fo:margin-right="0in" fo:text-indent="0in" style:auto-text-indent="false" style:page-number="auto"/>
      <style:text-properties fo:font-style="italic" style:font-style-asian="italic" style:font-style-complex="italic"/>
    </style:style>
    <style:style style:name="P5" style:family="paragraph" style:parent-style-name="Standard">
      <style:paragraph-properties fo:margin-left="0.1201in" fo:margin-right="0in" fo:text-indent="0in" style:auto-text-indent="false"/>
    </style:style>
    <style:style style:name="P6" style:family="paragraph" style:parent-style-name="Standard">
      <style:paragraph-properties fo:margin-left="0.1201in" fo:margin-right="0in" fo:text-indent="0in" style:auto-text-indent="false"/>
      <style:text-properties fo:font-style="italic" style:font-style-asian="italic" style:font-style-complex="italic"/>
    </style:style>
    <style:style style:name="P7" style:family="paragraph" style:parent-style-name="Hanging_20_indent">
      <style:paragraph-properties fo:margin-left="0.198in" fo:margin-right="0in" fo:text-indent="-0.1965in" style:auto-text-indent="false"/>
    </style:style>
    <style:style style:name="P8"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4925in" fo:margin-right="0in" fo:text-indent="0in" style:auto-text-indent="false"/>
    </style:style>
    <style:style style:name="P11"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12" style:family="paragraph" style:parent-style-name="Standard">
      <style:paragraph-properties fo:margin-left="0in" fo:margin-right="0in" fo:text-indent="0in" style:auto-text-indent="false"/>
      <style:text-properties officeooo:rsid="001a4b5a" officeooo:paragraph-rsid="001a4b5a"/>
    </style:style>
    <style:style style:name="P13" style:family="paragraph" style:parent-style-name="Standard">
      <style:paragraph-properties fo:margin-left="0in" fo:margin-right="0in" fo:text-indent="0in" style:auto-text-indent="false"/>
      <style:text-properties officeooo:rsid="001d9010" officeooo:paragraph-rsid="001d9010"/>
    </style:style>
    <style:style style:name="T1" style:family="text">
      <style:text-properties fo:font-style="italic" style:font-style-asian="italic" style:font-style-complex="italic"/>
    </style:style>
    <style:style style:name="T2" style:family="text">
      <style:text-properties officeooo:rsid="00191d17"/>
    </style:style>
    <style:style style:name="T3" style:family="text">
      <style:text-properties officeooo:rsid="0019ebb5"/>
    </style:style>
    <style:style style:name="T4" style:family="text">
      <style:text-properties officeooo:rsid="001bac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fm_read can analyze and/or read a MFM disk and write raw MFM transition data, decoded data, or emulation data to files. <text:s/></text:p>
      <text:p text:style-name="P7">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3">[=cyl,head]</text:span></text:p>
      <text:p text:style-name="P10">Analyze disk format. <text:span text:style-name="T3">If cylinder and head is specified it will analyze the specified track for header format. No spaces can be in the optional parameters. --analyze=10,4</text:span></text:p>
      <text:p text:style-name="Standard">--begin_time -b #</text:p>
      <text:p text:style-name="Standard"><text:tab/>The number of nanoseconds to delay from index to start reading track</text:p>
      <text:p text:style-name="Standard">--cylinders <text:s/>-c #</text:p>
      <text:p text:style-name="Standard"><text:tab/>The number of cylinders.</text:p>
      <text:p text:style-name="Standard">--data_crc <text:s/>-<text:span text:style-name="T4">j</text:span> #h,#h,#h[,#h]</text:p>
      <text:p text:style-name="P9">The CRC/ECC parameters for the sector data area. <text:s/>Initial value, polynomial, polynomial length, maximum ECC span.</text:p>
      <text:p text:style-name="P1">--drive <text:s/>-<text:span text:style-name="T4">d</text:span> #</text:p>
      <text:p text:style-name="P10">Drive number to select for reading. Only valid for read command. <text:span text:style-name="T2">Drives are number 1 to 4. </text:span></text:p>
      <text:p text:style-name="P1">--emulation_file -m filename</text:p>
      <text:p text:style-name="P1"><text:tab/>File name to write emulation bit data to. No file created if not specified</text:p>
      <text:p text:style-name="P1">--extracted_data_file <text:s/>-e filename</text:p>
      <text:p text:style-name="P1"><text:tab/>File name to write decoded data to. No file created if not specified.</text:p>
      <text:p text:style-name="P1">--format <text:s/>-f WD_1006 | OMTI_5510 | <text:s/>DEC_RQDX3 | Xebec_104786 | Olivetti</text:p>
      <text:p text:style-name="P1"><text:tab/>The track format.</text:p>
      <text:p text:style-name="Standard">--head_3bit <text:s/>-3</text:p>
      <text:p text:style-name="P9">Selects header 3 bit head encoding used by WD 1003 controller. Default is 4 bit. This will not be detected by analyze. The wrong number of heads may be selected.</text:p>
      <text:p text:style-name="Standard">--header_crc <text:s/>-g #h,#h,#h[,#h]</text:p>
      <text:p text:style-name="P9">The CRC/ECC parameters for the sector header. Initial value, polynomial, polynomial length, maximum ECC span.</text:p>
      <text:p text:style-name="Standard">--heads <text:s/>-h #</text:p>
      <text:p text:style-name="Standard"><text:tab/>The number of heads.</text:p>
      <text:p text:style-name="Standard">--interleave <text:s/>-i # | #,#,#,#,...</text:p>
      <text:p text:style-name="Standard"><text:tab/>The logical sector numbers from header in physical sector order or the interleave value</text:p>
      <text:p text:style-name="Standard">--note -n “string”</text:p>
      <text:p text:style-name="P10">String is stored in header of transition and emulation file for information about image. mfm_util will display.</text:p>
      <text:p text:style-name="Standard">--retries <text:s/>-r #</text:p>
      <text:p text:style-name="Standard"><text:tab/>Select number of retries on read errors. Only valid for read command. Default 50.</text:p>
      <text:p text:style-name="Standard">--sector_length <text:s/>-l #</text:p>
      <text:p text:style-name="Standard"><text:tab/>The sector data area length in bytes. Default is 512.</text:p>
      <text:p text:style-name="Standard">--sectors <text:s/>-s #[,#]</text:p>
      <text:p text:style-name="Standard"><text:tab/>The number of sectors per track, lowest sector number.</text:p>
      <text:p text:style-name="P1">--transitions_file <text:s/>-t filename</text:p>
      <text:p text:style-name="P9">File name to write raw MFM transitions to. No file created if not specified. Only valid for read command.</text:p>
      <text:p text:style-name="Standard">--quiet <text:s/>-q #h</text:p>
      <text:p text:style-name="P9">Bit mask to select which messages don't print. 0 is print all messages. Default is 1 (no debug messages). Higher bits are more important messages in general.</text:p>
      <text:p text:style-name="Standard"><text:soft-page-break/>--unbuffered_seek <text:s/>-u</text:p>
      <text:p text:style-name="Standard"><text:tab/>Use unbuffered/ST506 seeks. Default is buffered/ST412.</text:p>
      <text:p text:style-name="P1">--version -v</text:p>
      <text:p text:style-name="P1"><text:tab/>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1"><text:s/></text:p>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12"/>
      <text:p text:style-name="P13">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13"/>
      <text:p text:style-name="P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ext:soft-page-break/>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1">Found multiple matching header parameters. Will use largest matches:</text:p>
      <text:p text:style-name="P1">Matches 1 controller DEC_RQDX3 Polynomial 104c981 length 32 initial value 2605fb9c</text:p>
      <text:p text:style-name="P1">Matches 17 controller OMTI_5510 Polynomial 104c981 length 32 initial value 2605fb9c</text:p>
      <text:p text:style-name="P4">Possible problem. We found multiple possible methods for decoding the track. The program will choose the largest match. In this example since one matches all the sectors it is the correct format. The code doesn't know how many sectors/track at this point. Some drives (DEC RQDX3) actually do use multiple formats. This code does not deal well with that. You can manually read with the different formats and put the data back together.</text:p>
      <text:p text:style-name="P1">Header CRC Information:</text:p>
      <text:p text:style-name="P1">Polynomial 104c981 length 32 initial value 2605fb9c</text:p>
      <text:p text:style-name="P1">Controller type OMTI_5510</text:p>
      <text:p text:style-name="P1">Sector length 512, Data CRC Information:</text:p>
      <text:p text:style-name="P1">Polynomial 104c981 length 32 initial value d4d7ca20</text:p>
      <text:p text:style-name="P1"><text:s text:c="3"/><text:span text:style-name="T1">What we picked so far for the format</text:span></text:p>
      <text:p text:style-name="P1">Retrying on a different cylinder and head</text:p>
      <text:p text:style-name="P2"><text:s text:c="3"/>Since we found multiple possible matches we will try a different cylinder and head.</text:p>
      <text:p text:style-name="P1">Header CRC Information: </text:p>
      <text:p text:style-name="P1">Polynomial 104c981 length 32 initial value 2605fb9c</text:p>
      <text:p text:style-name="P1">Controller type OMTI_5510</text:p>
      <text:p text:style-name="P1">Sector length 512, Data CRC Information:</text:p>
      <text:p text:style-name="P1">Polynomial 104c981 length 32 initial value d4d7ca20</text:p>
      <text:p text:style-name="P1"><text:s/><text:span text:style-name="T1"><text:s text:c="2"/>Informational. What we found on the second try. Only one match this time.</text:span></text:p>
      <text:p text:style-name="P1">Number of heads 6 number of sectors 17 first sector 0</text:p>
      <text:p text:style-name="P1"><text:s text:c="3"/><text:span text:style-name="T1">Informational. What more we have determined about the format.</text:span></text:p>
      <text:p text:style-name="P1"><text:soft-page-break/>Interleave: 0 3 6 9 12 15 1 4 7 10 13 16 2 5 8 11 14</text:p>
      <text:p text:style-name="P11">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6">Indicates that for the specified track that data of sector 3 has uncorrected errors and the header for sector 15 has errors. If the header has an error the data will be all zero.</text:p>
      <text:p text:style-name="P1">ECC Corrections on cylinder 56 head 5: 1(2) 13(4) 15(1H) </text:p>
      <text:p text:style-name="P6">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5"><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1">11 sectors corrected with ECC. Max bits in burst corrected 5 </text:p>
      <text:p text:style-name="P1"><text:s text:c="3"/><text:span text:style-name="T1">Summary of errors during the read. We have 4 sectors with bad data.</text:span></text:p>
      <text:p text:style-name="P1"/>
      <text:p text:style-name="P1">Errors:</text:p>
      <text:p text:style-name="P1"><text:soft-page-break/>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6">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5-05-22T10:15:46.690338844</dc:date>
    <meta:editing-duration>PT3H37M34S</meta:editing-duration>
    <meta:editing-cycles>26</meta:editing-cycles>
    <meta:generator>LibreOffice/4.4.3.2$Linux_x86 LibreOffice_project/40$Build-2</meta:generator>
    <meta:document-statistic meta:table-count="0" meta:image-count="0" meta:object-count="0" meta:page-count="5" meta:paragraph-count="135" meta:word-count="1785" meta:character-count="10877" meta:non-whitespace-character-count="9164"/>
  </office:meta>
</office:document-meta>
</file>